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DataRecord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DataRecord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DataRecord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Record.DbDataRecord( DbDataStore store , DataIdentifier identifier , long length ,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